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Heading_20_1">
      <style:paragraph-properties fo:margin-top="0cm" fo:margin-bottom="0cm"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 text:is-list-header="true">Instalando a Linguagem Procedural PL/PHP no PostgreSQL   </text:h>
      <text:p text:style-name="P1"><text:span text:style-name="Strong_20_Emphasis">Observações iniciais</text:span> </text:p>
      <text:p text:style-name="P1">Como eu trabalho com a linguagem PHP e o PostgreSQL, então fica bem mais produtivo criar funções na linguagem PHP. Esta linguagem procedural (PLPHP) para o PostgreSQL ainda não é muito popular e me deu um pouco de trabalho para instalar. Como existe muita gente que programa em PHP este tutorial poderá ser útil a outros.</text:p>
      <text:p text:style-name="P1">Também, como precisa que compilemos o PHP juntamente com ela, sua instalação em ambiente Windows ainda não é coisa simples. <text:line-break/><text:line-break/><text:span text:style-name="Strong_20_Emphasis">Meu ambiente:</text:span></text:p>
      <text:list xml:id="list1833755352" text:style-name="L1">
        <text:list-item>
          <text:p text:style-name="P2">Linux Ubuntu 8.04</text:p>
        </text:list-item>
        <text:list-item>
          <text:p text:style-name="P2">PostgreSQL 8.3 (instalado pelos repositórios)</text:p>
        </text:list-item>
        <text:list-item>
          <text:p text:style-name="P2">plphp 1.3.3</text:p>
        </text:list-item>
      </text:list>
      <text:p text:style-name="P1"/>
      <text:p text:style-name="P1">Obs.: Não há necessidade de se instalar o Apache nem mesmo a instalação do PHP irá interferir em outro PHP que exista na máquina.</text:p>
      <text:p text:style-name="P1"><text:span text:style-name="Strong_20_Emphasis">Requisitos:<text:line-break/></text:span>- PostgreSQL-8.1 ou superior (para a versão 1.32 ou superior da plphp)<text:line-break/>- PHP-5 ou superior </text:p>
      <text:p text:style-name="P1"><text:span text:style-name="Strong_20_Emphasis">1) Instalação do PostgreSQL</text:span><text:line-break/><text:line-break/>Caso tenha instalado PostgreSQL pelos repositórios instale também o pacote server-dev: </text:p>
      <text:p text:style-name="P1"><text:span text:style-name="Emphasis">sudo apt-get install postgresql-server-dev-8.3 </text:span></text:p>
      <text:p text:style-name="P1">Caso tenha instalado dos fontes deve ter os binários no path. </text:p>
      <text:p text:style-name="P1">Obs.: Para instalar o pg_config, instale o pacote: sudo apt-get install libpq-dev </text:p>
      <text:p text:style-name="Text_20_body"/>
      <text:p text:style-name="P1"><text:span text:style-name="Strong_20_Emphasis">2) Instalar PHP </text:span></text:p>
      <text:p text:style-name="P1">Fontes do PHP 5: http://www.php.net/downloads.php </text:p>
      <text:p text:style-name="P1"> </text:p>
      <text:p text:style-name="P1">Antes instale a biblioteca libxml2-dev: </text:p>
      <text:p text:style-name="P1"><text:span text:style-name="Emphasis">sudo apt-get install libxml2-dev </text:span></text:p>
      <text:p text:style-name="P1"> </text:p>
      <text:p text:style-name="P1">Acessar o diretório onde descompactou o php, pelo terminal e executar: </text:p>
      <text:p text:style-name="P1"><text:span text:style-name="Emphasis">sudo ./configure --prefix=/usr/local/plphp --enable-embed </text:span></text:p>
      <text:p text:style-name="P1"><text:span text:style-name="Emphasis">sudo make </text:span></text:p>
      <text:p text:style-name="P1"><text:span text:style-name="Emphasis">sudo make install </text:span></text:p>
      <text:p text:style-name="P1">Obs.: Após a instalação do PHP recebemos uma mensagem: </text:p>
      <text:p text:style-name="P1">You may want to add: /usr/local/plphp/lib/php to your php.ini include_path </text:p>
      <text:p text:style-name="P1"> </text:p>
      <text:p text:style-name="P1"><text:span text:style-name="Strong_20_Emphasis">3) Instalar a plphp: </text:span></text:p>
      <text:p text:style-name="P1">Acesse o diretório onde descompactou e execute: </text:p>
      <text:p text:style-name="P1"><text:span text:style-name="Emphasis">sudo ./configure --with-php=/usr/local/plphp </text:span></text:p>
      <text:p text:style-name="P1"><text:span text:style-name="Emphasis">sudo make </text:span></text:p>
      <text:p text:style-name="P1"><text:span text:style-name="Emphasis">sudo make install </text:span></text:p>
      <text:p text:style-name="P1">Sempre que precisar usar o configure novamente, antes execute "make clean" </text:p>
      <text:p text:style-name="P1"> </text:p>
      <text:p text:style-name="P1">No caso de ter compilado o PostgreSQL use: </text:p>
      <text:p text:style-name="P1"><text:span text:style-name="Emphasis">./configure --with-php=/usr/local/plphp --with-postgres=/path/do/postgres </text:span></text:p>
      <text:p text:style-name="P1"> </text:p>
      <text:p text:style-name="P1"><text:soft-page-break/><text:span text:style-name="Strong_20_Emphasis">4) Instalar a linguagem plphp num banco do PostgreSQL</text:span></text:p>
      <text:p text:style-name="P1">Acesse o PostgreSQL como super-usuário.</text:p>
      <text:p text:style-name="P1">Criar link simbólico para a biblioteca libphp5.so em $(pg_config --libdir) </text:p>
      <text:p text:style-name="P1"><text:line-break/><text:span text:style-name="Emphasis">sudo updatedb </text:span></text:p>
      <text:p text:style-name="P1"><text:span text:style-name="Emphasis">locate libphp5.so (como aqui está em /usr/local/plphp/lib/libphp5.so): </text:span></text:p>
      <text:p text:style-name="P1"><text:span text:style-name="Emphasis">sudo ln -sf /usr/local/plphp/lib/libphp5.so $(pg_config --libdir) </text:span></text:p>
      <text:p text:style-name="P1"><text:span text:style-name="Strong_20_Emphasis">Para a versão versão 8.3 use: </text:span></text:p>
      <text:p text:style-name="P1">Acesse o SGBD com o PGAdmin ou outro cliente e execute, como super-usuário: </text:p>
      <text:p text:style-name="P1">INSERT INTO pg_pltemplate VALUES </text:p>
      <text:p text:style-name="P1">('plphp', 't','t','plphp_call_handler', 'plphp_validator', '$libdir/plphp', NULL); </text:p>
      <text:p text:style-name="P1"> </text:p>
      <text:p text:style-name="P1">INSERT INTO pg_pltemplate VALUES </text:p>
      <text:p text:style-name="P1">('plphpu', 'f', 'f','plphp_call_handler', 'plphp_validator', '$libdir/plphp', NULL); </text:p>
      <text:p text:style-name="P1"> </text:p>
      <text:p text:style-name="P1">Na documentação oficial a recomendação que existe é apenas para a versão 8.2. </text:p>
      <text:p text:style-name="P1">Na versão 8.3 esta tabela de sistema passou a ter mais um campo, então adicionei. </text:p>
      <text:p text:style-name="P1">  </text:p>
      <text:p text:style-name="P1"><text:span text:style-name="Strong_20_Emphasis">5) Testando: </text:span></text:p>
      <text:p text:style-name="P1">Crie um novo banco e acesse o banco criado:</text:p>
      <text:p text:style-name="P1"> create language plphp;</text:p>
      <text:p text:style-name="P1">Então crie suas funções. </text:p>
      <text:p text:style-name="P1"> CREATE FUNCTION teste(integer) RETURNS integer AS $$ </text:p>
      <text:p text:style-name="P1">$r = 0; </text:p>
      <text:p text:style-name="P1">for($x=0;$x&lt;3;$x++){ </text:p>
      <text:p text:style-name="P1">$r +=$args[0]; </text:p>
      <text:p text:style-name="P1">} </text:p>
      <text:p text:style-name="P1">return $r; </text:p>
      <text:p text:style-name="P1">$$ STRICT LANGUAGE 'plphp'; </text:p>
      <text:p text:style-name="P1">select teste(5); </text:p>
      <text:p text:style-name="P1"><text:span text:style-name="Strong_20_Emphasis">Referências:</text:span></text:p>
      <text:p text:style-name="P1">Muito obrigado ao Agras Zeta Atino que elaborou este howto: </text:p>
      <text:p text:style-name="P1"><text:a xlink:type="simple" xlink:href="http://blog.santiago.zarate.net.ve/archives/1-Como-instalar-plphp-en-ubuntu-7.04-y-7.10">http://blog.santiago.zarate.net.ve/archives/1-Como-instalar-plphp-en-ubuntu-7.04-y-7.10</text:a> </text:p>
      <text:p text:style-name="P1"> </text:p>
      <text:p text:style-name="P1">Site oficial - <text:a xlink:type="simple" xlink:href="https://projects.commandprompt.com/public/plphp/wiki">https://projects.commandprompt.com/public/plphp/wiki</text:a> </text:p>
      <text:p text:style-name="P1"><text:a xlink:type="simple" xlink:href="http://www.commandprompt.com/community/plphp/">http://www.commandprompt.com/community/plphp/</text:a> </text:p>
      <text:p text:style-name="P1">Documentação - https://projects.commandprompt.com/public/plphp/wiki/Documentation </text:p>
      <text:p text:style-name="P1">Download - <text:a xlink:type="simple" xlink:href="https://projects.commandprompt.com/public/plphp/wiki/Downloads">https://projects.commandprompt.com/public/plphp/wiki/Downloads</text:a> </text:p>
      <text:p text:style-name="P1">Tutorial - <text:a xlink:type="simple" xlink:href="http://www.google.com.br/url?sa=t&amp;ct=res&amp;cd=1&amp;url=http%3A%2F%2Fpeople.planetpostgresql.org%2Fxzilla%2Fuploads%2Fplphp-public.odp&amp;ei=SZN-SKboEYi28ASS8vGnDQ&amp;usg=AFQjCNG7WFmnIpHAfWqjEYDsrParowLfAg&amp;sig2=fha31FEuhk9WcVJzGgy8vw">http://www.google.com.br/url?sa=t&amp;ct=res&amp;cd=1&amp;url=http%3A%2F%2Fpeople.planetpostgresql.org%2Fxzilla%2Fuploads%2Fplphp-public.odp&amp;ei=SZN-SKboEYi28ASS8vGnDQ&amp;usg=AFQjCNG7WFmnIpHAfWqjEYDsrParowLfAg&amp;sig2=fha31FEuh</text:a><text:a xlink:type="simple" xlink:href="http://www.google.com.br/url?sa=t&amp;ct=res&amp;cd=1&amp;url=http%3A%2F%2Fpeople.planetpostgresql.org%2Fxzilla%2Fuploads%2Fplphp-public.odp&amp;ei=SZN-SKboEYi28ASS8vGnDQ&amp;usg=AFQjCNG7WFmnIpHAfWqjEYDsrParowLfAg&amp;sig2=fha31FEuhk9WcVJzGgy8vw">k9WcVJzGgy8vw</text:a> </text:p>
      <text:p text:style-name="P1"> </text:p>
      <text:p text:style-name="P1">Na versão 8.2 ao tentar criar a linguagem recebo o erro: </text:p>
      <text:p text:style-name="P1">ERROR: could not access file "$libdir/plphp": Arquivo ou diretório inexistente </text:p>
      <text:p text:style-name="P1">Sugestões serão bem-vindas, tanto para corrigir a ortografia quanto o conteúdo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7T11:04:23</meta:creation-date>
    <meta:document-statistic meta:table-count="0" meta:image-count="0" meta:object-count="0" meta:page-count="2" meta:paragraph-count="78" meta:word-count="490" meta:character-count="3882"/>
    <dc:date>2009-05-27T11:05:20</dc:date>
    <meta:editing-duration>PT00H00M58S</meta:editing-duration>
    <meta:editing-cycles>1</meta:editing-cycles>
    <meta:generator>BrOffice.org/3.0$Linux OpenOffice.org_project/300m15$Build-9379</meta:generator>
  </office:meta>
</office:document-meta>
</file>